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E6000001064BF4A299A47DA7BF.png" manifest:media-type="image/png"/>
  <manifest:file-entry manifest:full-path="Pictures/100000010000073A00000104BDD14ED826A1A84E.png" manifest:media-type="image/png"/>
  <manifest:file-entry manifest:full-path="Pictures/100000010000059F00000123E3D009EE097C14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a92c"/>
    </style:style>
    <style:style style:name="P2" style:family="paragraph" style:parent-style-name="Standard">
      <style:text-properties officeooo:rsid="00166f61" officeooo:paragraph-rsid="00166f61"/>
    </style:style>
    <style:style style:name="P3" style:family="paragraph" style:parent-style-name="Standard">
      <style:text-properties officeooo:rsid="00191797" officeooo:paragraph-rsid="00191797"/>
    </style:style>
    <style:style style:name="P4" style:family="paragraph" style:parent-style-name="Standard">
      <style:text-properties officeooo:rsid="001ad418" officeooo:paragraph-rsid="001ad418"/>
    </style:style>
    <style:style style:name="T1" style:family="text">
      <style:text-properties officeooo:rsid="0014a92c"/>
    </style:style>
    <style:style style:name="T2" style:family="text">
      <style:text-properties fo:font-weight="bold" officeooo:rsid="0014a92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62"/><text:span text:style-name="T2">Assignment-11</text:span></text:p>
      <text:p text:style-name="Standard"/>
      <text:p text:style-name="P1"><text:s text:c="65"/><text:span text:style-name="T1">Subqueries</text:span></text:p>
      <text:p text:style-name="P2">1.</text:p>
      <text:p text:style-name="P2"><draw:frame draw:style-name="fr1" draw:name="Image1" text:anchor-type="char" svg:x="0.155cm" svg:y="0.318cm" svg:width="16.32cm" svg:height="3.3cm" draw:z-index="0"><draw:image xlink:href="Pictures/100000010000059F00000123E3D009EE097C1452.png" xlink:type="simple" xlink:show="embed" xlink:actuate="onLoad" draw:mime-type="image/png"/></draw:frame><text:s text:c="175"/></text:p>
      <text:p text:style-name="P3">2.</text:p>
      <text:p text:style-name="P3"><draw:frame draw:style-name="fr1" draw:name="Image2" text:anchor-type="char" svg:x="-0.074cm" svg:y="0.132cm" svg:width="18.022cm" svg:height="2.531cm" draw:z-index="2"><draw:image xlink:href="Pictures/100000010000073A00000104BDD14ED826A1A84E.png" xlink:type="simple" xlink:show="embed" xlink:actuate="onLoad" draw:mime-type="image/png"/></draw:frame><text:s text:c="174"/></text:p>
      <text:p text:style-name="P4">3.</text:p>
      <text:p text:style-name="P4"><draw:frame draw:style-name="fr2" draw:name="Image3" text:anchor-type="char" svg:width="17cm" svg:height="2.949cm" draw:z-index="1"><draw:image xlink:href="Pictures/10000001000005E6000001064BF4A299A47DA7BF.png" xlink:type="simple" xlink:show="embed" xlink:actuate="onLoad" draw:mime-type="image/png"/></draw:frame><text:s text:c="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45:34.773419395</meta:creation-date>
    <dc:date>2023-09-15T22:28:18.948784621</dc:date>
    <meta:editing-duration>PT6H38M29S</meta:editing-duration>
    <meta:editing-cycles>6</meta:editing-cycles>
    <meta:generator>LibreOffice/7.3.7.2$Linux_X86_64 LibreOffice_project/30$Build-2</meta:generator>
    <meta:document-statistic meta:table-count="0" meta:image-count="3" meta:object-count="0" meta:page-count="1" meta:paragraph-count="8" meta:word-count="5" meta:character-count="513" meta:non-whitespace-character-count="29"/>
  </office:meta>
</office:document-meta>
</file>